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07%"/>
      <style:text-properties fo:font-size="14pt" fo:language="en" fo:country="US"/>
    </style:style>
    <style:style style:name="P2" style:family="paragraph" style:parent-style-name="Text_20_body">
      <style:paragraph-properties fo:line-height="107%" fo:text-align="center" style:justify-single-word="false"/>
      <style:text-properties fo:font-size="14pt" fo:language="en" fo:country="US" style:text-underline-style="solid" style:text-underline-width="auto" style:text-underline-color="font-color"/>
    </style:style>
    <style:style style:name="P3" style:family="paragraph" style:parent-style-name="Text_20_body">
      <style:paragraph-properties fo:line-height="107%"/>
    </style:style>
    <style:style style:name="P4" style:family="paragraph" style:parent-style-name="Text_20_body">
      <style:paragraph-properties fo:line-height="107%" fo:text-align="justify" style:justify-single-word="false"/>
    </style:style>
    <style:style style:name="P5" style:family="paragraph" style:parent-style-name="Text_20_body">
      <style:paragraph-properties fo:line-height="107%" fo:text-align="center" style:justify-single-word="false"/>
      <style:text-properties style:text-line-through-style="none" style:text-underline-style="none" style:text-blinking="false"/>
    </style:style>
    <style:style style:name="P6" style:family="paragraph" style:parent-style-name="Text_20_body">
      <style:paragraph-properties fo:margin-left="0cm" fo:margin-right="0cm" fo:line-height="107%" fo:text-align="justify" style:justify-single-word="false" fo:text-indent="-0.635cm" style:auto-text-indent="false"/>
    </style:style>
    <style:style style:name="P7" style:family="paragraph" style:parent-style-name="Text_20_body">
      <style:paragraph-properties fo:margin-left="0cm" fo:margin-right="0cm" fo:line-height="107%" fo:text-align="justify" style:justify-single-word="false" fo:text-indent="0cm" style:auto-text-indent="false"/>
    </style:style>
    <style:style style:name="P8" style:family="paragraph" style:parent-style-name="Text_20_body">
      <style:paragraph-properties fo:margin-left="0cm" fo:margin-right="0cm" fo:line-height="107%" fo:text-align="justify" style:justify-single-word="false" fo:text-indent="0cm" style:auto-text-indent="false"/>
      <style:text-properties fo:font-size="14pt" fo:language="en" fo:country="US"/>
    </style:style>
    <style:style style:name="P9" style:family="paragraph" style:parent-style-name="Text_20_body">
      <style:paragraph-properties fo:margin-left="0cm" fo:margin-right="0cm" fo:line-height="107%" fo:text-align="justify" style:justify-single-word="false" fo:text-indent="0cm" style:auto-text-indent="false"/>
      <style:text-properties fo:font-size="14pt"/>
    </style:style>
    <style:style style:name="P10" style:family="paragraph" style:parent-style-name="Text_20_body">
      <style:paragraph-properties fo:margin-left="0.769cm" fo:margin-right="0cm" fo:line-height="107%" fo:text-align="justify" style:justify-single-word="false" fo:text-indent="-0.635cm" style:auto-text-indent="false"/>
    </style:style>
    <style:style style:name="P11" style:family="paragraph" style:parent-style-name="Text_20_body">
      <style:paragraph-properties fo:margin-left="1.289cm" fo:margin-right="0cm" fo:line-height="107%" fo:text-align="justify" style:justify-single-word="false" fo:text-indent="-0.635cm" style:auto-text-indent="false"/>
    </style:style>
    <style:style style:name="P12" style:family="paragraph" style:parent-style-name="Text_20_body">
      <style:paragraph-properties fo:margin-left="1.289cm" fo:margin-right="0cm" fo:line-height="107%" fo:text-align="justify" style:justify-single-word="false" fo:text-indent="0cm" style:auto-text-indent="false"/>
    </style:style>
    <style:style style:name="P13" style:family="paragraph" style:parent-style-name="Text_20_body">
      <style:paragraph-properties fo:margin-left="0.27cm" fo:margin-right="0cm" fo:line-height="107%" fo:text-align="justify" style:justify-single-word="false" fo:text-indent="-0.635cm" style:auto-text-indent="false"/>
    </style:style>
    <style:style style:name="P14" style:family="paragraph" style:parent-style-name="Text_20_body">
      <style:paragraph-properties fo:margin-left="0.27cm" fo:margin-right="0cm" fo:line-height="107%" fo:text-align="justify" style:justify-single-word="false" fo:text-indent="0cm" style:auto-text-indent="false"/>
    </style:style>
    <style:style style:name="P15" style:family="paragraph" style:parent-style-name="Text_20_body">
      <style:paragraph-properties fo:margin-left="0.134cm" fo:margin-right="0cm" fo:line-height="107%" fo:text-align="justify" style:justify-single-word="false" fo:text-indent="0cm" style:auto-text-indent="false"/>
    </style:style>
    <style:style style:name="T1" style:family="text">
      <style:text-properties fo:font-variant="normal" fo:text-transform="none" fo:font-size="14pt" fo:language="en" fo:country="US"/>
    </style:style>
    <style:style style:name="T2" style:family="text">
      <style:text-properties fo:font-variant="normal" fo:text-transform="none" style:font-name="Symbol" fo:font-size="14pt" fo:language="en" fo:country="US"/>
    </style:style>
    <style:style style:name="T3" style:family="text">
      <style:text-properties fo:font-size="14pt"/>
    </style:style>
    <style:style style:name="T4" style:family="text">
      <style:text-properties fo:font-size="14pt" fo:language="en" fo:country="US"/>
    </style:style>
    <style:style style:name="T5" style:family="text">
      <style:text-properties fo:font-size="14pt" fo:font-weight="bold"/>
    </style:style>
    <style:style style:name="T6" style:family="text">
      <style:text-properties style:font-name="Symbol" fo:font-size="14pt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 plan document</text:p>
      <text:p text:style-name="P2">For</text:p>
      <text:p text:style-name="P2">Food delivery app </text:p>
      <text:p text:style-name="P6"><text:span text:style-name="T4"><text:tab/>1.</text:span><text:span text:style-name="T1"> </text:span><text:span text:style-name="T4">introduction:</text:span></text:p>
      <text:p text:style-name="P7"><text:span text:style-name="T4">The main goal of this test plan is to make sure the food delivery app functions properly </text:span><text:span text:style-name="T3">enabling users to browse menus, place food orders, make payments, and track deliveries.</text:span> <text:span text:style-name="T3">The goal is to ensure the app is functional, reliable, secure, and user-friendly. </text:span><text:span text:style-name="T4">To identify and resolve any issues in the website.</text:span></text:p>
      <text:p text:style-name="P8">2. Scope:</text:p>
      <text:p text:style-name="P6"><text:span text:style-name="T6"><text:tab/><text:tab/>·</text:span><text:span text:style-name="T2"> </text:span><text:span text:style-name="T4">Items to be tested:</text:span></text:p>
      <text:p text:style-name="P10"><text:span text:style-name="T4"><text:tab/><text:tab/>1.</text:span><text:span text:style-name="T1"> </text:span><text:span text:style-name="T4">User registration and login</text:span></text:p>
      <text:p text:style-name="P10"><text:span text:style-name="T4"><text:tab/><text:tab/>2.</text:span><text:span text:style-name="T1"> </text:span><text:span text:style-name="T4">Restaurant menu browsing </text:span></text:p>
      <text:p text:style-name="P10"><text:span text:style-name="T4"><text:tab/><text:tab/>3.</text:span><text:span text:style-name="T1"> </text:span><text:span text:style-name="T4">Order placement </text:span></text:p>
      <text:p text:style-name="P10"><text:span text:style-name="T4"><text:tab/><text:tab/>4.</text:span><text:span text:style-name="T1"> </text:span><text:span text:style-name="T4">Order tracking </text:span></text:p>
      <text:p text:style-name="P10"><text:span text:style-name="T4"><text:tab/><text:tab/>5.</text:span><text:span text:style-name="T1"> </text:span><text:span text:style-name="T4">Payments </text:span></text:p>
      <text:p text:style-name="P10"><text:span text:style-name="T4"><text:tab/><text:tab/>6.</text:span><text:span text:style-name="T1"> </text:span><text:span text:style-name="T4">Food Search</text:span></text:p>
      <text:p text:style-name="P6"><text:span text:style-name="T6"><text:tab/><text:tab/>·</text:span><text:span text:style-name="T2"> </text:span><text:span text:style-name="T4">Items not to be tested:</text:span></text:p>
      <text:p text:style-name="P6"><text:span text:style-name="T4"><text:tab/><text:tab/>1.</text:span><text:span text:style-name="T1"> </text:span><text:span text:style-name="T4">Third party integrations </text:span></text:p>
      <text:p text:style-name="P6"><text:span text:style-name="T4"><text:tab/><text:tab/>2.</text:span><text:span text:style-name="T1"> </text:span><text:span text:style-name="T4">Restaurant menus </text:span></text:p>
      <text:p text:style-name="P6"/>
      <text:p text:style-name="P8"><text:bookmark text:name="_Hlk182416442"/>3. Approach:</text:p>
      <text:p text:style-name="P6"><text:span text:style-name="T6"><text:tab/>·</text:span><text:span text:style-name="T2"> </text:span><text:span text:style-name="T4">Unit testing will be done by developer and it will be approved by the development group leader. Testing will be done to check the working of modules or components separately.</text:span></text:p>
      <text:p text:style-name="P6"><text:span text:style-name="T6"><text:tab/>·</text:span><text:span text:style-name="T2"> </text:span><text:span text:style-name="T4">Compatibility testing will be done by developers to check if the website is compatible with various web browsers, different devices and operating systems.</text:span></text:p>
      <text:p text:style-name="P6"><text:span text:style-name="T6"><text:tab/>·</text:span><text:span text:style-name="T2"> </text:span><text:span text:style-name="T4">System / integration testing will be done to check if the modules are working properly together and producing desired results.</text:span></text:p>
      <text:p text:style-name="P6"><text:span text:style-name="T6"><text:tab/>·</text:span><text:span text:style-name="T2"> </text:span><text:span text:style-name="T4">Acceptance testing will be done by the end user so that to ensure the website is working properly as per the requirements.</text:span></text:p>
      <text:p text:style-name="P6"><text:span text:style-name="T4"/></text:p>
      <text:p text:style-name="P6"><text:span text:style-name="T4"/></text:p>
      <text:p text:style-name="P7"/>
      <text:p text:style-name="P8"><text:soft-page-break/>4. Module pass/fail criteria:</text:p>
      <text:p text:style-name="P3"><text:span text:style-name="T6">·</text:span><text:span text:style-name="T2"> </text:span><text:span text:style-name="T5">Pass Criteria</text:span><text:span text:style-name="T3">: All test cases must pass, with no unresolved critical defects.</text:span></text:p>
      <text:p text:style-name="P3"><text:span text:style-name="T6">· </text:span><text:span text:style-name="T5">Fail Criteria</text:span><text:span text:style-name="T3">: Any critical defects or multiple high-priority defects that affect functionality or usability would fail the release.</text:span></text:p>
      <text:p text:style-name="P3"/>
      <text:p text:style-name="P9">5. Suspension and resumption criteria </text:p>
      <text:p text:style-name="P3"><text:span text:style-name="T6">·</text:span><text:span text:style-name="T2"> </text:span><text:span text:style-name="T4">Suspension criteria:</text:span></text:p>
      <text:p text:style-name="P11"><text:span text:style-name="T4">1.</text:span><text:span text:style-name="T1"> </text:span><text:span text:style-name="T4">When a defect is introduced that cannot allow further testing</text:span></text:p>
      <text:p text:style-name="P11"><text:span text:style-name="T4">2.</text:span><text:span text:style-name="T1"> </text:span><text:span text:style-name="T4">Lack of testing resources like software of hardware.</text:span></text:p>
      <text:p text:style-name="P11"><text:span text:style-name="T4">3.</text:span><text:span text:style-name="T1"> </text:span><text:span text:style-name="T4">Deadline is missed then the client will not accept the software.</text:span></text:p>
      <text:p text:style-name="P3"><text:span text:style-name="T6">·</text:span><text:span text:style-name="T2"> </text:span><text:span text:style-name="T4">Resumption criteria:</text:span></text:p>
      <text:p text:style-name="P11"><text:span text:style-name="T4">1.</text:span><text:span text:style-name="T1"> </text:span><text:span text:style-name="T4">When external dependent systems are available again.</text:span></text:p>
      <text:p text:style-name="P11"><text:span text:style-name="T4">2.</text:span><text:span text:style-name="T1"> </text:span><text:span text:style-name="T4">When required bugs are fixed.</text:span></text:p>
      <text:p text:style-name="P11"><text:span text:style-name="T4">3.</text:span><text:span text:style-name="T1"> </text:span><text:span text:style-name="T4">When the deadline is extended.</text:span></text:p>
      <text:p text:style-name="P12"/>
      <text:p text:style-name="P8">6. roles and responsibilities:</text:p>
      <text:p text:style-name="P8"><text:tab/>Mr. abc: senior software developer</text:p>
      <text:p text:style-name="P8"><text:tab/>Mr. bcd: junior software developer</text:p>
      <text:p text:style-name="P8"><text:tab/>Mr. pqr: senior tester</text:p>
      <text:p text:style-name="P8"><text:tab/>Mr. xyz: manager</text:p>
      <text:p text:style-name="P4"/>
      <text:p text:style-name="P8">7. Testing Environment:</text:p>
      <text:p text:style-name="P3"><text:span text:style-name="T6">·</text:span><text:span text:style-name="T2"> </text:span><text:span text:style-name="T4">Devices:</text:span></text:p>
      <text:p text:style-name="P11"><text:span text:style-name="T4">1.</text:span><text:span text:style-name="T1"> </text:span><text:span text:style-name="T4">Laptop</text:span></text:p>
      <text:p text:style-name="P11"><text:span text:style-name="T4">2.</text:span><text:span text:style-name="T1"> </text:span><text:span text:style-name="T4">Pc</text:span></text:p>
      <text:p text:style-name="P11"><text:span text:style-name="T4">3.</text:span><text:span text:style-name="T1"> </text:span><text:span text:style-name="T4">Mobile</text:span></text:p>
      <text:p text:style-name="P11"><text:span text:style-name="T4">4.</text:span><text:span text:style-name="T1"> </text:span><text:span text:style-name="T4">Tablet</text:span></text:p>
      <text:p text:style-name="P3"><text:span text:style-name="T6">·</text:span><text:span text:style-name="T2"> </text:span><text:span text:style-name="T4">Browers:</text:span></text:p>
      <text:p text:style-name="P11"><text:span text:style-name="T4">1.</text:span><text:span text:style-name="T1"> </text:span><text:span text:style-name="T4">Safari</text:span></text:p>
      <text:p text:style-name="P11"><text:span text:style-name="T4">2.</text:span><text:span text:style-name="T1"> </text:span><text:span text:style-name="T4">Chrome</text:span></text:p>
      <text:p text:style-name="P11"><text:span text:style-name="T4">3.</text:span><text:span text:style-name="T1"> </text:span><text:span text:style-name="T4">Firefox</text:span></text:p>
      <text:p text:style-name="P11"><text:soft-page-break/><text:span text:style-name="T4">4.</text:span><text:span text:style-name="T1"> </text:span><text:span text:style-name="T4">Edge</text:span></text:p>
      <text:p text:style-name="P3"><text:span text:style-name="T6">·</text:span><text:span text:style-name="T2"> </text:span><text:span text:style-name="T4">Network:</text:span></text:p>
      <text:p text:style-name="P1"><text:tab/>Stable internet connection</text:p>
      <text:p text:style-name="P3"/>
      <text:p text:style-name="P8">8. Test deliverables:</text:p>
      <text:p text:style-name="P3"><text:span text:style-name="T6">·</text:span><text:span text:style-name="T2"> </text:span><text:span text:style-name="T4">Test plan</text:span></text:p>
      <text:p text:style-name="P3"><text:span text:style-name="T6">·</text:span><text:span text:style-name="T2"> </text:span><text:span text:style-name="T4">Test case</text:span></text:p>
      <text:p text:style-name="P3"><text:span text:style-name="T6">· </text:span><text:span text:style-name="T4">Defect report</text:span></text:p>
      <text:p text:style-name="P3"><text:span text:style-name="T6">·</text:span><text:span text:style-name="T2"> </text:span><text:span text:style-name="T4">Test summary report</text:span></text:p>
      <text:p text:style-name="P3"/>
      <text:p text:style-name="P8">9. staff and training need:</text:p>
      <text:p text:style-name="P13"><text:span text:style-name="T6"><text:tab/>·</text:span><text:span text:style-name="T2"> </text:span><text:span text:style-name="T4">Developer and tester must know how to use computer and how to access internet.</text:span></text:p>
      <text:p text:style-name="P13"><text:span text:style-name="T6"><text:tab/>·</text:span><text:span text:style-name="T2"> </text:span><text:span text:style-name="T4">Tester must know how to use testing tools like selenium.</text:span></text:p>
      <text:p text:style-name="P14"/>
      <text:p text:style-name="P8">10. conclusion:</text:p>
      <text:p text:style-name="P8">This test plan provides a overview of the testing activities required to ensure the quality and functionality of the food delivery application.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epak  tiwari</meta:initial-creator>
    <meta:creation-date>2024-11-14T01:56:40.68</meta:creation-date>
    <meta:document-statistic meta:table-count="0" meta:image-count="0" meta:object-count="0" meta:page-count="3" meta:paragraph-count="61" meta:word-count="421" meta:character-count="2530"/>
    <dc:date>2024-11-14T02:00:50.55</dc:date>
    <dc:creator>deepak  tiwari</dc:creator>
    <meta:editing-duration>PT4M10S</meta:editing-duration>
    <meta:editing-cycles>1</meta:editing-cycles>
    <meta:generator>OpenOffice/4.1.15$Win32 OpenOffice.org_project/4115m2$Build-9813</meta:generator>
  </office:meta>
</office:document-meta>
</file>